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4" table:style-name="ta1">
        <table:shapes>
          <draw:frame draw:z-index="0" draw:style-name="gr1" draw:text-style-name="P1" svg:width="15.999cm" svg:height="8.988cm" svg:x="7.115cm" svg:y="110.825cm">
            <draw:object draw:notify-on-update-of-ranges="alt4.A1:alt4.A266 alt4.B1:alt4.B2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9757" calcext:value-type="float">
            <text:p>9757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0420" calcext:value-type="float">
            <text:p>10420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0641" calcext:value-type="float">
            <text:p>10641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1746" calcext:value-type="float">
            <text:p>11746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2188" calcext:value-type="float">
            <text:p>12188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2409" calcext:value-type="float">
            <text:p>12409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12630" calcext:value-type="float">
            <text:p>12630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0.0211382" calcext:value-type="float">
            <text:p>0.021138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3294" calcext:value-type="float">
            <text:p>13294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float" office:value="0.0317073" calcext:value-type="float">
            <text:p>0.031707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3957" calcext:value-type="float">
            <text:p>13957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4181" calcext:value-type="float">
            <text:p>14181</text:p>
          </table:table-cell>
          <table:table-cell office:value-type="float" office:value="0.0105691" calcext:value-type="float">
            <text:p>0.010569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4403" calcext:value-type="float">
            <text:p>14403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14846" calcext:value-type="float">
            <text:p>14846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5731" calcext:value-type="float">
            <text:p>15731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5975" calcext:value-type="float">
            <text:p>15975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6197" calcext:value-type="float">
            <text:p>16197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6418" calcext:value-type="float">
            <text:p>1641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6639" calcext:value-type="float">
            <text:p>16639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6860" calcext:value-type="float">
            <text:p>1686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7081" calcext:value-type="float">
            <text:p>17081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7302" calcext:value-type="float">
            <text:p>17302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7523" calcext:value-type="float">
            <text:p>17523</text:p>
          </table:table-cell>
          <table:table-cell office:value-type="float" office:value="-0.0211382" calcext:value-type="float">
            <text:p>-0.021138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7744" calcext:value-type="float">
            <text:p>17744</text:p>
          </table:table-cell>
          <table:table-cell office:value-type="float" office:value="-0.0211382" calcext:value-type="float">
            <text:p>-0.021138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7965" calcext:value-type="float">
            <text:p>17965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8186" calcext:value-type="float">
            <text:p>18186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8407" calcext:value-type="float">
            <text:p>18407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8629" calcext:value-type="float">
            <text:p>18629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18849" calcext:value-type="float">
            <text:p>18849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9071" calcext:value-type="float">
            <text:p>19071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9294" calcext:value-type="float">
            <text:p>19294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9515" calcext:value-type="float">
            <text:p>19515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9736" calcext:value-type="float">
            <text:p>19736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0403" calcext:value-type="float">
            <text:p>20403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0846" calcext:value-type="float">
            <text:p>20846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1291" calcext:value-type="float">
            <text:p>21291</text:p>
          </table:table-cell>
          <table:table-cell office:value-type="float" office:value="-0.0422764" calcext:value-type="float">
            <text:p>-0.042276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1956" calcext:value-type="float">
            <text:p>21956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2177" calcext:value-type="float">
            <text:p>22177</text:p>
          </table:table-cell>
          <table:table-cell office:value-type="float" office:value="-0.0845528" calcext:value-type="float">
            <text:p>-0.084552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2398" calcext:value-type="float">
            <text:p>22398</text:p>
          </table:table-cell>
          <table:table-cell office:value-type="float" office:value="-0.0845528" calcext:value-type="float">
            <text:p>-0.084552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2619" calcext:value-type="float">
            <text:p>22619</text:p>
          </table:table-cell>
          <table:table-cell office:value-type="float" office:value="0.412195" calcext:value-type="float">
            <text:p>0.41219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2841" calcext:value-type="float">
            <text:p>22841</text:p>
          </table:table-cell>
          <table:table-cell office:value-type="float" office:value="0.412195" calcext:value-type="float">
            <text:p>0.41219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3062" calcext:value-type="float">
            <text:p>23062</text:p>
          </table:table-cell>
          <table:table-cell office:value-type="float" office:value="0.412195" calcext:value-type="float">
            <text:p>0.41219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3283" calcext:value-type="float">
            <text:p>23283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3504" calcext:value-type="float">
            <text:p>23504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3726" calcext:value-type="float">
            <text:p>23726</text:p>
          </table:table-cell>
          <table:table-cell office:value-type="float" office:value="0.919511" calcext:value-type="float">
            <text:p>0.91951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3948" calcext:value-type="float">
            <text:p>23948</text:p>
          </table:table-cell>
          <table:table-cell office:value-type="float" office:value="1.51138" calcext:value-type="float">
            <text:p>1.5113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4169" calcext:value-type="float">
            <text:p>24169</text:p>
          </table:table-cell>
          <table:table-cell office:value-type="float" office:value="1.51138" calcext:value-type="float">
            <text:p>1.51138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4391" calcext:value-type="float">
            <text:p>24391</text:p>
          </table:table-cell>
          <table:table-cell office:value-type="float" office:value="1.97642" calcext:value-type="float">
            <text:p>1.976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4612" calcext:value-type="float">
            <text:p>24612</text:p>
          </table:table-cell>
          <table:table-cell office:value-type="float" office:value="1.97642" calcext:value-type="float">
            <text:p>1.9764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4834" calcext:value-type="float">
            <text:p>24834</text:p>
          </table:table-cell>
          <table:table-cell office:value-type="float" office:value="1.97642" calcext:value-type="float">
            <text:p>1.9764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float" office:value="2.14553" calcext:value-type="float">
            <text:p>2.1455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5277" calcext:value-type="float">
            <text:p>25277</text:p>
          </table:table-cell>
          <table:table-cell office:value-type="float" office:value="2.14553" calcext:value-type="float">
            <text:p>2.1455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5499" calcext:value-type="float">
            <text:p>25499</text:p>
          </table:table-cell>
          <table:table-cell office:value-type="float" office:value="2.02927" calcext:value-type="float">
            <text:p>2.02927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5720" calcext:value-type="float">
            <text:p>25720</text:p>
          </table:table-cell>
          <table:table-cell office:value-type="float" office:value="2.02927" calcext:value-type="float">
            <text:p>2.02927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5941" calcext:value-type="float">
            <text:p>25941</text:p>
          </table:table-cell>
          <table:table-cell office:value-type="float" office:value="2.02927" calcext:value-type="float">
            <text:p>2.0292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6162" calcext:value-type="float">
            <text:p>26162</text:p>
          </table:table-cell>
          <table:table-cell office:value-type="float" office:value="1.90244" calcext:value-type="float">
            <text:p>1.9024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6383" calcext:value-type="float">
            <text:p>26383</text:p>
          </table:table-cell>
          <table:table-cell office:value-type="float" office:value="1.90244" calcext:value-type="float">
            <text:p>1.9024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26604" calcext:value-type="float">
            <text:p>26604</text:p>
          </table:table-cell>
          <table:table-cell office:value-type="float" office:value="1.90244" calcext:value-type="float">
            <text:p>1.9024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6825" calcext:value-type="float">
            <text:p>26825</text:p>
          </table:table-cell>
          <table:table-cell office:value-type="float" office:value="1.76504" calcext:value-type="float">
            <text:p>1.7650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7046" calcext:value-type="float">
            <text:p>27046</text:p>
          </table:table-cell>
          <table:table-cell office:value-type="float" office:value="1.76504" calcext:value-type="float">
            <text:p>1.7650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7266" calcext:value-type="float">
            <text:p>27266</text:p>
          </table:table-cell>
          <table:table-cell office:value-type="float" office:value="1.64878" calcext:value-type="float">
            <text:p>1.64878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7488" calcext:value-type="float">
            <text:p>27488</text:p>
          </table:table-cell>
          <table:table-cell office:value-type="float" office:value="1.64878" calcext:value-type="float">
            <text:p>1.6487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1.64878" calcext:value-type="float">
            <text:p>1.6487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7953" calcext:value-type="float">
            <text:p>27953</text:p>
          </table:table-cell>
          <table:table-cell office:value-type="float" office:value="1.53252" calcext:value-type="float">
            <text:p>1.5325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8175" calcext:value-type="float">
            <text:p>28175</text:p>
          </table:table-cell>
          <table:table-cell office:value-type="float" office:value="1.53252" calcext:value-type="float">
            <text:p>1.5325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8397" calcext:value-type="float">
            <text:p>28397</text:p>
          </table:table-cell>
          <table:table-cell office:value-type="float" office:value="1.53252" calcext:value-type="float">
            <text:p>1.53252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8618" calcext:value-type="float">
            <text:p>28618</text:p>
          </table:table-cell>
          <table:table-cell office:value-type="float" office:value="1.40569" calcext:value-type="float">
            <text:p>1.40569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8839" calcext:value-type="float">
            <text:p>28839</text:p>
          </table:table-cell>
          <table:table-cell office:value-type="float" office:value="1.40569" calcext:value-type="float">
            <text:p>1.4056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9060" calcext:value-type="float">
            <text:p>29060</text:p>
          </table:table-cell>
          <table:table-cell office:value-type="float" office:value="1.28943" calcext:value-type="float">
            <text:p>1.2894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9281" calcext:value-type="float">
            <text:p>29281</text:p>
          </table:table-cell>
          <table:table-cell office:value-type="float" office:value="1.28943" calcext:value-type="float">
            <text:p>1.2894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9502" calcext:value-type="float">
            <text:p>29502</text:p>
          </table:table-cell>
          <table:table-cell office:value-type="float" office:value="1.28943" calcext:value-type="float">
            <text:p>1.2894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9723" calcext:value-type="float">
            <text:p>29723</text:p>
          </table:table-cell>
          <table:table-cell office:value-type="float" office:value="1.1626" calcext:value-type="float">
            <text:p>1.162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9944" calcext:value-type="float">
            <text:p>29944</text:p>
          </table:table-cell>
          <table:table-cell office:value-type="float" office:value="1.1626" calcext:value-type="float">
            <text:p>1.162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0165" calcext:value-type="float">
            <text:p>30165</text:p>
          </table:table-cell>
          <table:table-cell office:value-type="float" office:value="1.06748" calcext:value-type="float">
            <text:p>1.06748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0386" calcext:value-type="float">
            <text:p>30386</text:p>
          </table:table-cell>
          <table:table-cell office:value-type="float" office:value="1.06748" calcext:value-type="float">
            <text:p>1.0674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0608" calcext:value-type="float">
            <text:p>30608</text:p>
          </table:table-cell>
          <table:table-cell office:value-type="float" office:value="1.06748" calcext:value-type="float">
            <text:p>1.0674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0829" calcext:value-type="float">
            <text:p>30829</text:p>
          </table:table-cell>
          <table:table-cell office:value-type="float" office:value="0.961788" calcext:value-type="float">
            <text:p>0.96178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1052" calcext:value-type="float">
            <text:p>31052</text:p>
          </table:table-cell>
          <table:table-cell office:value-type="float" office:value="0.961788" calcext:value-type="float">
            <text:p>0.96178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1274" calcext:value-type="float">
            <text:p>31274</text:p>
          </table:table-cell>
          <table:table-cell office:value-type="float" office:value="0.961788" calcext:value-type="float">
            <text:p>0.96178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1495" calcext:value-type="float">
            <text:p>31495</text:p>
          </table:table-cell>
          <table:table-cell office:value-type="float" office:value="0.877235" calcext:value-type="float">
            <text:p>0.877235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1720" calcext:value-type="float">
            <text:p>31720</text:p>
          </table:table-cell>
          <table:table-cell office:value-type="float" office:value="0.877235" calcext:value-type="float">
            <text:p>0.87723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1942" calcext:value-type="float">
            <text:p>31942</text:p>
          </table:table-cell>
          <table:table-cell office:value-type="float" office:value="0.771544" calcext:value-type="float">
            <text:p>0.77154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float" office:value="0.771544" calcext:value-type="float">
            <text:p>0.771544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2385" calcext:value-type="float">
            <text:p>32385</text:p>
          </table:table-cell>
          <table:table-cell office:value-type="float" office:value="0.771544" calcext:value-type="float">
            <text:p>0.77154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2606" calcext:value-type="float">
            <text:p>32606</text:p>
          </table:table-cell>
          <table:table-cell office:value-type="float" office:value="0.686991" calcext:value-type="float">
            <text:p>0.68699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2827" calcext:value-type="float">
            <text:p>32827</text:p>
          </table:table-cell>
          <table:table-cell office:value-type="float" office:value="0.686991" calcext:value-type="float">
            <text:p>0.686991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3048" calcext:value-type="float">
            <text:p>33048</text:p>
          </table:table-cell>
          <table:table-cell office:value-type="float" office:value="0.686991" calcext:value-type="float">
            <text:p>0.68699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3269" calcext:value-type="float">
            <text:p>33269</text:p>
          </table:table-cell>
          <table:table-cell office:value-type="float" office:value="0.613008" calcext:value-type="float">
            <text:p>0.61300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float" office:value="0.613008" calcext:value-type="float">
            <text:p>0.61300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3710" calcext:value-type="float">
            <text:p>33710</text:p>
          </table:table-cell>
          <table:table-cell office:value-type="float" office:value="0.549593" calcext:value-type="float">
            <text:p>0.54959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3933" calcext:value-type="float">
            <text:p>33933</text:p>
          </table:table-cell>
          <table:table-cell office:value-type="float" office:value="0.549593" calcext:value-type="float">
            <text:p>0.54959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float" office:value="0.549593" calcext:value-type="float">
            <text:p>0.54959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4376" calcext:value-type="float">
            <text:p>34376</text:p>
          </table:table-cell>
          <table:table-cell office:value-type="float" office:value="0.486178" calcext:value-type="float">
            <text:p>0.48617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4598" calcext:value-type="float">
            <text:p>34598</text:p>
          </table:table-cell>
          <table:table-cell office:value-type="float" office:value="0.486178" calcext:value-type="float">
            <text:p>0.48617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4820" calcext:value-type="float">
            <text:p>34820</text:p>
          </table:table-cell>
          <table:table-cell office:value-type="float" office:value="0.486178" calcext:value-type="float">
            <text:p>0.48617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5041" calcext:value-type="float">
            <text:p>35041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5486" calcext:value-type="float">
            <text:p>35486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5707" calcext:value-type="float">
            <text:p>35707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5928" calcext:value-type="float">
            <text:p>35928</text:p>
          </table:table-cell>
          <table:table-cell office:value-type="float" office:value="0.359349" calcext:value-type="float">
            <text:p>0.359349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6149" calcext:value-type="float">
            <text:p>36149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6370" calcext:value-type="float">
            <text:p>36370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6591" calcext:value-type="float">
            <text:p>36591</text:p>
          </table:table-cell>
          <table:table-cell office:value-type="float" office:value="0.264227" calcext:value-type="float">
            <text:p>0.26422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6812" calcext:value-type="float">
            <text:p>36812</text:p>
          </table:table-cell>
          <table:table-cell office:value-type="float" office:value="0.264227" calcext:value-type="float">
            <text:p>0.264227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7033" calcext:value-type="float">
            <text:p>37033</text:p>
          </table:table-cell>
          <table:table-cell office:value-type="float" office:value="0.264227" calcext:value-type="float">
            <text:p>0.26422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7255" calcext:value-type="float">
            <text:p>37255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7476" calcext:value-type="float">
            <text:p>37476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7697" calcext:value-type="float">
            <text:p>37697</text:p>
          </table:table-cell>
          <table:table-cell office:value-type="float" office:value="0.221951" calcext:value-type="float">
            <text:p>0.22195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7918" calcext:value-type="float">
            <text:p>37918</text:p>
          </table:table-cell>
          <table:table-cell office:value-type="float" office:value="0.169106" calcext:value-type="float">
            <text:p>0.16910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8138" calcext:value-type="float">
            <text:p>38138</text:p>
          </table:table-cell>
          <table:table-cell office:value-type="float" office:value="0.169106" calcext:value-type="float">
            <text:p>0.16910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8360" calcext:value-type="float">
            <text:p>38360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8580" calcext:value-type="float">
            <text:p>38580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8802" calcext:value-type="float">
            <text:p>38802</text:p>
          </table:table-cell>
          <table:table-cell office:value-type="float" office:value="0.137398" calcext:value-type="float">
            <text:p>0.137398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9023" calcext:value-type="float">
            <text:p>39023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9245" calcext:value-type="float">
            <text:p>39245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9467" calcext:value-type="float">
            <text:p>39467</text:p>
          </table:table-cell>
          <table:table-cell office:value-type="float" office:value="0.11626" calcext:value-type="float">
            <text:p>0.11626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9689" calcext:value-type="float">
            <text:p>39689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9933" calcext:value-type="float">
            <text:p>39933</text:p>
          </table:table-cell>
          <table:table-cell office:value-type="float" office:value="0.0951219" calcext:value-type="float">
            <text:p>0.0951219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0155" calcext:value-type="float">
            <text:p>40155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0377" calcext:value-type="float">
            <text:p>40377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0599" calcext:value-type="float">
            <text:p>40599</text:p>
          </table:table-cell>
          <table:table-cell office:value-type="float" office:value="0.0634146" calcext:value-type="float">
            <text:p>0.0634146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0821" calcext:value-type="float">
            <text:p>40821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float" office:value="0.0422764" calcext:value-type="float">
            <text:p>0.042276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1484" calcext:value-type="float">
            <text:p>41484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1705" calcext:value-type="float">
            <text:p>41705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1926" calcext:value-type="float">
            <text:p>41926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2147" calcext:value-type="float">
            <text:p>42147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2368" calcext:value-type="float">
            <text:p>42368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2589" calcext:value-type="float">
            <text:p>42589</text:p>
          </table:table-cell>
          <table:table-cell office:value-type="float" office:value="-0.0211382" calcext:value-type="float">
            <text:p>-0.021138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2810" calcext:value-type="float">
            <text:p>42810</text:p>
          </table:table-cell>
          <table:table-cell office:value-type="float" office:value="-0.0211382" calcext:value-type="float">
            <text:p>-0.021138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3473" calcext:value-type="float">
            <text:p>43473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3695" calcext:value-type="float">
            <text:p>43695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3916" calcext:value-type="float">
            <text:p>43916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4137" calcext:value-type="float">
            <text:p>44137</text:p>
          </table:table-cell>
          <table:table-cell office:value-type="float" office:value="-0.0634146" calcext:value-type="float">
            <text:p>-0.063414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4359" calcext:value-type="float">
            <text:p>44359</text:p>
          </table:table-cell>
          <table:table-cell office:value-type="float" office:value="-0.0845528" calcext:value-type="float">
            <text:p>-0.084552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4581" calcext:value-type="float">
            <text:p>44581</text:p>
          </table:table-cell>
          <table:table-cell office:value-type="float" office:value="-0.0845528" calcext:value-type="float">
            <text:p>-0.084552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4803" calcext:value-type="float">
            <text:p>44803</text:p>
          </table:table-cell>
          <table:table-cell office:value-type="float" office:value="-0.105691" calcext:value-type="float">
            <text:p>-0.10569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5025" calcext:value-type="float">
            <text:p>45025</text:p>
          </table:table-cell>
          <table:table-cell office:value-type="float" office:value="-0.105691" calcext:value-type="float">
            <text:p>-0.10569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5247" calcext:value-type="float">
            <text:p>45247</text:p>
          </table:table-cell>
          <table:table-cell office:value-type="float" office:value="-0.105691" calcext:value-type="float">
            <text:p>-0.10569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45469" calcext:value-type="float">
            <text:p>45469</text:p>
          </table:table-cell>
          <table:table-cell office:value-type="float" office:value="-0.126829" calcext:value-type="float">
            <text:p>-0.12682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5691" calcext:value-type="float">
            <text:p>45691</text:p>
          </table:table-cell>
          <table:table-cell office:value-type="float" office:value="-0.126829" calcext:value-type="float">
            <text:p>-0.126829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5913" calcext:value-type="float">
            <text:p>45913</text:p>
          </table:table-cell>
          <table:table-cell office:value-type="float" office:value="-0.147967" calcext:value-type="float">
            <text:p>-0.14796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6135" calcext:value-type="float">
            <text:p>46135</text:p>
          </table:table-cell>
          <table:table-cell office:value-type="float" office:value="-0.147967" calcext:value-type="float">
            <text:p>-0.14796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6357" calcext:value-type="float">
            <text:p>46357</text:p>
          </table:table-cell>
          <table:table-cell office:value-type="float" office:value="-0.147967" calcext:value-type="float">
            <text:p>-0.147967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6580" calcext:value-type="float">
            <text:p>46580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46801" calcext:value-type="float">
            <text:p>46801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7022" calcext:value-type="float">
            <text:p>47022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7243" calcext:value-type="float">
            <text:p>47243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7464" calcext:value-type="float">
            <text:p>47464</text:p>
          </table:table-cell>
          <table:table-cell office:value-type="float" office:value="-0.169106" calcext:value-type="float">
            <text:p>-0.16910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7685" calcext:value-type="float">
            <text:p>47685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7906" calcext:value-type="float">
            <text:p>47906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48127" calcext:value-type="float">
            <text:p>48127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8348" calcext:value-type="float">
            <text:p>48348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8569" calcext:value-type="float">
            <text:p>48569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48790" calcext:value-type="float">
            <text:p>48790</text:p>
          </table:table-cell>
          <table:table-cell office:value-type="float" office:value="-0.190244" calcext:value-type="float">
            <text:p>-0.190244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49011" calcext:value-type="float">
            <text:p>49011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49232" calcext:value-type="float">
            <text:p>49232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9453" calcext:value-type="float">
            <text:p>49453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9674" calcext:value-type="float">
            <text:p>49674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49895" calcext:value-type="float">
            <text:p>49895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0116" calcext:value-type="float">
            <text:p>50116</text:p>
          </table:table-cell>
          <table:table-cell office:value-type="float" office:value="-0.23252" calcext:value-type="float">
            <text:p>-0.2325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0338" calcext:value-type="float">
            <text:p>50338</text:p>
          </table:table-cell>
          <table:table-cell office:value-type="float" office:value="-0.23252" calcext:value-type="float">
            <text:p>-0.2325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0559" calcext:value-type="float">
            <text:p>50559</text:p>
          </table:table-cell>
          <table:table-cell office:value-type="float" office:value="-0.23252" calcext:value-type="float">
            <text:p>-0.23252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0780" calcext:value-type="float">
            <text:p>50780</text:p>
          </table:table-cell>
          <table:table-cell office:value-type="float" office:value="-0.253658" calcext:value-type="float">
            <text:p>-0.25365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-0.253658" calcext:value-type="float">
            <text:p>-0.25365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2252" calcext:value-type="float">
            <text:p>52252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2473" calcext:value-type="float">
            <text:p>52473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2694" calcext:value-type="float">
            <text:p>52694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2915" calcext:value-type="float">
            <text:p>52915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3137" calcext:value-type="float">
            <text:p>53137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3358" calcext:value-type="float">
            <text:p>53358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3579" calcext:value-type="float">
            <text:p>53579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3803" calcext:value-type="float">
            <text:p>53803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4024" calcext:value-type="float">
            <text:p>54024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4245" calcext:value-type="float">
            <text:p>54245</text:p>
          </table:table-cell>
          <table:table-cell office:value-type="float" office:value="-0.253658" calcext:value-type="float">
            <text:p>-0.253658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4467" calcext:value-type="float">
            <text:p>54467</text:p>
          </table:table-cell>
          <table:table-cell office:value-type="float" office:value="-0.253658" calcext:value-type="float">
            <text:p>-0.25365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4688" calcext:value-type="float">
            <text:p>54688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4909" calcext:value-type="float">
            <text:p>54909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5131" calcext:value-type="float">
            <text:p>55131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5353" calcext:value-type="float">
            <text:p>55353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5579" calcext:value-type="float">
            <text:p>55579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55800" calcext:value-type="float">
            <text:p>55800</text:p>
          </table:table-cell>
          <table:table-cell office:value-type="float" office:value="-0.274796" calcext:value-type="float">
            <text:p>-0.27479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6021" calcext:value-type="float">
            <text:p>56021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6242" calcext:value-type="float">
            <text:p>56242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56463" calcext:value-type="float">
            <text:p>56463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6684" calcext:value-type="float">
            <text:p>56684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6906" calcext:value-type="float">
            <text:p>56906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7126" calcext:value-type="float">
            <text:p>57126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7347" calcext:value-type="float">
            <text:p>57347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7573" calcext:value-type="float">
            <text:p>57573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7794" calcext:value-type="float">
            <text:p>57794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8016" calcext:value-type="float">
            <text:p>58016</text:p>
          </table:table-cell>
          <table:table-cell office:value-type="float" office:value="-0.317073" calcext:value-type="float">
            <text:p>-0.31707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8238" calcext:value-type="float">
            <text:p>58238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8460" calcext:value-type="float">
            <text:p>58460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8682" calcext:value-type="float">
            <text:p>58682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8904" calcext:value-type="float">
            <text:p>58904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9126" calcext:value-type="float">
            <text:p>59126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9347" calcext:value-type="float">
            <text:p>59347</text:p>
          </table:table-cell>
          <table:table-cell office:value-type="float" office:value="-0.338211" calcext:value-type="float">
            <text:p>-0.338211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59568" calcext:value-type="float">
            <text:p>59568</text:p>
          </table:table-cell>
          <table:table-cell office:value-type="float" office:value="-0.359349" calcext:value-type="float">
            <text:p>-0.35934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9789" calcext:value-type="float">
            <text:p>59789</text:p>
          </table:table-cell>
          <table:table-cell office:value-type="float" office:value="-0.359349" calcext:value-type="float">
            <text:p>-0.359349</text:p>
          </table:table-cell>
          <table:table-cell office:value-type="float" office:value="663" calcext:value-type="float">
            <text:p>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7T16:29:32.090000000</dc:date>
    <meta:editing-duration>PT2M29S</meta:editing-duration>
    <meta:editing-cycles>1</meta:editing-cycles>
    <meta:document-statistic meta:table-count="1" meta:cell-count="798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chart:class="chart:scatter" chart:style-name="ch1">
        <chart:legend chart:legend-position="end" svg:x="13.111cm" svg:y="4.192cm" style:legend-expansion="high" chart:style-name="ch2"/>
        <chart:plot-area chart:style-name="ch3" table:cell-range-address="alt4.A1:alt4.B266" svg:x="0.298cm" svg:y="0.223cm" svg:width="12.47cm" svg:height="8.628cm">
          <chartooo:coordinate-region svg:x="1.163cm" svg:y="0.425cm" svg:width="11.127cm" svg:height="8.2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t4.B1:alt4.B266" chart:class="chart:scatter">
            <chart:domain table:cell-range-address="alt4.A1:alt4.A266"/>
            <chart:data-point chart:repeated="2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t4.A1:alt4.A266</svg:desc>
                </draw:g>
              </table:table-cell>
              <table:table-cell office:value-type="float" office:value="0">
                <text:p>0</text:p>
                <draw:g>
                  <svg:desc>alt4.B1:alt4.B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">
                <text:p>441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3">
                <text:p>663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5">
                <text:p>885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6">
                <text:p>1106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7">
                <text:p>1327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8">
                <text:p>1548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69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0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0">
                <text:p>2210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2">
                <text:p>2432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3">
                <text:p>2653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4">
                <text:p>2874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5">
                <text:p>3095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0">
                <text:p>3340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61">
                <text:p>3561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82">
                <text:p>3782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4">
                <text:p>4004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24">
                <text:p>4224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6">
                <text:p>4446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67">
                <text:p>4667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88">
                <text:p>4888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09">
                <text:p>5109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31">
                <text:p>5331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53">
                <text:p>5553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75">
                <text:p>5775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6">
                <text:p>5996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18">
                <text:p>6218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40">
                <text:p>6440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62">
                <text:p>6662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83">
                <text:p>6883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04">
                <text:p>7104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25">
                <text:p>7325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46">
                <text:p>7546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67">
                <text:p>7767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88">
                <text:p>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09">
                <text:p>8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31">
                <text:p>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2">
                <text:p>8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73">
                <text:p>8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94">
                <text:p>9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15">
                <text:p>9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36">
                <text:p>9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57">
                <text:p>9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77">
                <text:p>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99">
                <text:p>1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20">
                <text:p>10420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41">
                <text:p>10641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61">
                <text:p>10861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82">
                <text:p>11082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304">
                <text:p>11304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525">
                <text:p>11525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46">
                <text:p>11746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967">
                <text:p>11967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188">
                <text:p>12188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409">
                <text:p>12409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630">
                <text:p>12630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51">
                <text:p>12851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72">
                <text:p>13072</text:p>
              </table:table-cell>
              <table:table-cell office:value-type="float" office:value="0.0211382">
                <text:p>0.0211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294">
                <text:p>13294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15">
                <text:p>13515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736">
                <text:p>13736</text:p>
              </table:table-cell>
              <table:table-cell office:value-type="float" office:value="0.0317073">
                <text:p>0.03170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957">
                <text:p>13957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181">
                <text:p>14181</text:p>
              </table:table-cell>
              <table:table-cell office:value-type="float" office:value="0.0105691">
                <text:p>0.0105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03">
                <text:p>14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624">
                <text:p>1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46">
                <text:p>14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67">
                <text:p>15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89">
                <text:p>1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10">
                <text:p>15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31">
                <text:p>15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975">
                <text:p>15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197">
                <text:p>16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18">
                <text:p>1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39">
                <text:p>16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60">
                <text:p>16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81">
                <text:p>17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02">
                <text:p>17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23">
                <text:p>17523</text:p>
              </table:table-cell>
              <table:table-cell office:value-type="float" office:value="-0.0211382">
                <text:p>-0.02113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744">
                <text:p>17744</text:p>
              </table:table-cell>
              <table:table-cell office:value-type="float" office:value="-0.0211382">
                <text:p>-0.0211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5">
                <text:p>17965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86">
                <text:p>18186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407">
                <text:p>18407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29">
                <text:p>18629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49">
                <text:p>18849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71">
                <text:p>19071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294">
                <text:p>19294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15">
                <text:p>19515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36">
                <text:p>19736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60">
                <text:p>19960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82">
                <text:p>20182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03">
                <text:p>20403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25">
                <text:p>20625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846">
                <text:p>20846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069">
                <text:p>21069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91">
                <text:p>21291</text:p>
              </table:table-cell>
              <table:table-cell office:value-type="float" office:value="-0.0422764">
                <text:p>-0.04227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13">
                <text:p>21513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34">
                <text:p>21734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956">
                <text:p>21956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177">
                <text:p>22177</text:p>
              </table:table-cell>
              <table:table-cell office:value-type="float" office:value="-0.0845528">
                <text:p>-0.08455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398">
                <text:p>22398</text:p>
              </table:table-cell>
              <table:table-cell office:value-type="float" office:value="-0.0845528">
                <text:p>-0.08455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619">
                <text:p>22619</text:p>
              </table:table-cell>
              <table:table-cell office:value-type="float" office:value="0.412195">
                <text:p>0.4121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841">
                <text:p>22841</text:p>
              </table:table-cell>
              <table:table-cell office:value-type="float" office:value="0.412195">
                <text:p>0.4121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62">
                <text:p>23062</text:p>
              </table:table-cell>
              <table:table-cell office:value-type="float" office:value="0.412195">
                <text:p>0.4121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283">
                <text:p>23283</text:p>
              </table:table-cell>
              <table:table-cell office:value-type="float" office:value="0.919511">
                <text:p>0.919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504">
                <text:p>23504</text:p>
              </table:table-cell>
              <table:table-cell office:value-type="float" office:value="0.919511">
                <text:p>0.9195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726">
                <text:p>23726</text:p>
              </table:table-cell>
              <table:table-cell office:value-type="float" office:value="0.919511">
                <text:p>0.9195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948">
                <text:p>23948</text:p>
              </table:table-cell>
              <table:table-cell office:value-type="float" office:value="1.51138">
                <text:p>1.51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69">
                <text:p>24169</text:p>
              </table:table-cell>
              <table:table-cell office:value-type="float" office:value="1.51138">
                <text:p>1.51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391">
                <text:p>24391</text:p>
              </table:table-cell>
              <table:table-cell office:value-type="float" office:value="1.97642">
                <text:p>1.97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612">
                <text:p>24612</text:p>
              </table:table-cell>
              <table:table-cell office:value-type="float" office:value="1.97642">
                <text:p>1.976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34">
                <text:p>24834</text:p>
              </table:table-cell>
              <table:table-cell office:value-type="float" office:value="1.97642">
                <text:p>1.976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056">
                <text:p>25056</text:p>
              </table:table-cell>
              <table:table-cell office:value-type="float" office:value="2.14553">
                <text:p>2.145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277">
                <text:p>25277</text:p>
              </table:table-cell>
              <table:table-cell office:value-type="float" office:value="2.14553">
                <text:p>2.145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499">
                <text:p>25499</text:p>
              </table:table-cell>
              <table:table-cell office:value-type="float" office:value="2.02927">
                <text:p>2.029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720">
                <text:p>25720</text:p>
              </table:table-cell>
              <table:table-cell office:value-type="float" office:value="2.02927">
                <text:p>2.029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941">
                <text:p>25941</text:p>
              </table:table-cell>
              <table:table-cell office:value-type="float" office:value="2.02927">
                <text:p>2.029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162">
                <text:p>26162</text:p>
              </table:table-cell>
              <table:table-cell office:value-type="float" office:value="1.90244">
                <text:p>1.90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383">
                <text:p>26383</text:p>
              </table:table-cell>
              <table:table-cell office:value-type="float" office:value="1.90244">
                <text:p>1.90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604">
                <text:p>26604</text:p>
              </table:table-cell>
              <table:table-cell office:value-type="float" office:value="1.90244">
                <text:p>1.902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825">
                <text:p>26825</text:p>
              </table:table-cell>
              <table:table-cell office:value-type="float" office:value="1.76504">
                <text:p>1.765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046">
                <text:p>27046</text:p>
              </table:table-cell>
              <table:table-cell office:value-type="float" office:value="1.76504">
                <text:p>1.765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266">
                <text:p>27266</text:p>
              </table:table-cell>
              <table:table-cell office:value-type="float" office:value="1.64878">
                <text:p>1.648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488">
                <text:p>27488</text:p>
              </table:table-cell>
              <table:table-cell office:value-type="float" office:value="1.64878">
                <text:p>1.648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10">
                <text:p>27710</text:p>
              </table:table-cell>
              <table:table-cell office:value-type="float" office:value="1.64878">
                <text:p>1.648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953">
                <text:p>27953</text:p>
              </table:table-cell>
              <table:table-cell office:value-type="float" office:value="1.53252">
                <text:p>1.532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175">
                <text:p>28175</text:p>
              </table:table-cell>
              <table:table-cell office:value-type="float" office:value="1.53252">
                <text:p>1.53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397">
                <text:p>28397</text:p>
              </table:table-cell>
              <table:table-cell office:value-type="float" office:value="1.53252">
                <text:p>1.532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18">
                <text:p>28618</text:p>
              </table:table-cell>
              <table:table-cell office:value-type="float" office:value="1.40569">
                <text:p>1.40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839">
                <text:p>28839</text:p>
              </table:table-cell>
              <table:table-cell office:value-type="float" office:value="1.40569">
                <text:p>1.405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060">
                <text:p>29060</text:p>
              </table:table-cell>
              <table:table-cell office:value-type="float" office:value="1.28943">
                <text:p>1.28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281">
                <text:p>29281</text:p>
              </table:table-cell>
              <table:table-cell office:value-type="float" office:value="1.28943">
                <text:p>1.289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502">
                <text:p>29502</text:p>
              </table:table-cell>
              <table:table-cell office:value-type="float" office:value="1.28943">
                <text:p>1.28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723">
                <text:p>29723</text:p>
              </table:table-cell>
              <table:table-cell office:value-type="float" office:value="1.1626">
                <text:p>1.16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944">
                <text:p>29944</text:p>
              </table:table-cell>
              <table:table-cell office:value-type="float" office:value="1.1626">
                <text:p>1.16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165">
                <text:p>30165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386">
                <text:p>30386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608">
                <text:p>30608</text:p>
              </table:table-cell>
              <table:table-cell office:value-type="float" office:value="1.06748">
                <text:p>1.067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829">
                <text:p>30829</text:p>
              </table:table-cell>
              <table:table-cell office:value-type="float" office:value="0.961788">
                <text:p>0.9617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052">
                <text:p>31052</text:p>
              </table:table-cell>
              <table:table-cell office:value-type="float" office:value="0.961788">
                <text:p>0.9617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274">
                <text:p>31274</text:p>
              </table:table-cell>
              <table:table-cell office:value-type="float" office:value="0.961788">
                <text:p>0.9617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495">
                <text:p>31495</text:p>
              </table:table-cell>
              <table:table-cell office:value-type="float" office:value="0.877235">
                <text:p>0.877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720">
                <text:p>31720</text:p>
              </table:table-cell>
              <table:table-cell office:value-type="float" office:value="0.877235">
                <text:p>0.8772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942">
                <text:p>31942</text:p>
              </table:table-cell>
              <table:table-cell office:value-type="float" office:value="0.771544">
                <text:p>0.7715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164">
                <text:p>32164</text:p>
              </table:table-cell>
              <table:table-cell office:value-type="float" office:value="0.771544">
                <text:p>0.771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385">
                <text:p>32385</text:p>
              </table:table-cell>
              <table:table-cell office:value-type="float" office:value="0.771544">
                <text:p>0.7715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606">
                <text:p>32606</text:p>
              </table:table-cell>
              <table:table-cell office:value-type="float" office:value="0.686991">
                <text:p>0.686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827">
                <text:p>32827</text:p>
              </table:table-cell>
              <table:table-cell office:value-type="float" office:value="0.686991">
                <text:p>0.686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048">
                <text:p>33048</text:p>
              </table:table-cell>
              <table:table-cell office:value-type="float" office:value="0.686991">
                <text:p>0.686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269">
                <text:p>33269</text:p>
              </table:table-cell>
              <table:table-cell office:value-type="float" office:value="0.613008">
                <text:p>0.6130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490">
                <text:p>33490</text:p>
              </table:table-cell>
              <table:table-cell office:value-type="float" office:value="0.613008">
                <text:p>0.613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710">
                <text:p>33710</text:p>
              </table:table-cell>
              <table:table-cell office:value-type="float" office:value="0.549593">
                <text:p>0.5495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933">
                <text:p>33933</text:p>
              </table:table-cell>
              <table:table-cell office:value-type="float" office:value="0.549593">
                <text:p>0.549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154">
                <text:p>34154</text:p>
              </table:table-cell>
              <table:table-cell office:value-type="float" office:value="0.549593">
                <text:p>0.549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376">
                <text:p>34376</text:p>
              </table:table-cell>
              <table:table-cell office:value-type="float" office:value="0.486178">
                <text:p>0.4861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598">
                <text:p>34598</text:p>
              </table:table-cell>
              <table:table-cell office:value-type="float" office:value="0.486178">
                <text:p>0.4861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820">
                <text:p>34820</text:p>
              </table:table-cell>
              <table:table-cell office:value-type="float" office:value="0.486178">
                <text:p>0.4861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041">
                <text:p>35041</text:p>
              </table:table-cell>
              <table:table-cell office:value-type="float" office:value="0.422764">
                <text:p>0.422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263">
                <text:p>35263</text:p>
              </table:table-cell>
              <table:table-cell office:value-type="float" office:value="0.422764">
                <text:p>0.4227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486">
                <text:p>35486</text:p>
              </table:table-cell>
              <table:table-cell office:value-type="float" office:value="0.359349">
                <text:p>0.3593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07">
                <text:p>35707</text:p>
              </table:table-cell>
              <table:table-cell office:value-type="float" office:value="0.359349">
                <text:p>0.3593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928">
                <text:p>35928</text:p>
              </table:table-cell>
              <table:table-cell office:value-type="float" office:value="0.359349">
                <text:p>0.3593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49">
                <text:p>36149</text:p>
              </table:table-cell>
              <table:table-cell office:value-type="float" office:value="0.317073">
                <text:p>0.3170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370">
                <text:p>36370</text:p>
              </table:table-cell>
              <table:table-cell office:value-type="float" office:value="0.317073">
                <text:p>0.3170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591">
                <text:p>36591</text:p>
              </table:table-cell>
              <table:table-cell office:value-type="float" office:value="0.264227">
                <text:p>0.2642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812">
                <text:p>36812</text:p>
              </table:table-cell>
              <table:table-cell office:value-type="float" office:value="0.264227">
                <text:p>0.2642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7033">
                <text:p>37033</text:p>
              </table:table-cell>
              <table:table-cell office:value-type="float" office:value="0.264227">
                <text:p>0.2642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255">
                <text:p>37255</text:p>
              </table:table-cell>
              <table:table-cell office:value-type="float" office:value="0.221951">
                <text:p>0.2219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476">
                <text:p>37476</text:p>
              </table:table-cell>
              <table:table-cell office:value-type="float" office:value="0.221951">
                <text:p>0.221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7697">
                <text:p>37697</text:p>
              </table:table-cell>
              <table:table-cell office:value-type="float" office:value="0.221951">
                <text:p>0.221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7918">
                <text:p>37918</text:p>
              </table:table-cell>
              <table:table-cell office:value-type="float" office:value="0.169106">
                <text:p>0.1691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138">
                <text:p>38138</text:p>
              </table:table-cell>
              <table:table-cell office:value-type="float" office:value="0.169106">
                <text:p>0.169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360">
                <text:p>38360</text:p>
              </table:table-cell>
              <table:table-cell office:value-type="float" office:value="0.137398">
                <text:p>0.137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580">
                <text:p>38580</text:p>
              </table:table-cell>
              <table:table-cell office:value-type="float" office:value="0.137398">
                <text:p>0.1373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02">
                <text:p>38802</text:p>
              </table:table-cell>
              <table:table-cell office:value-type="float" office:value="0.137398">
                <text:p>0.1373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023">
                <text:p>39023</text:p>
              </table:table-cell>
              <table:table-cell office:value-type="float" office:value="0.11626">
                <text:p>0.116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245">
                <text:p>39245</text:p>
              </table:table-cell>
              <table:table-cell office:value-type="float" office:value="0.11626">
                <text:p>0.116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467">
                <text:p>39467</text:p>
              </table:table-cell>
              <table:table-cell office:value-type="float" office:value="0.11626">
                <text:p>0.116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689">
                <text:p>39689</text:p>
              </table:table-cell>
              <table:table-cell office:value-type="float" office:value="0.0951219">
                <text:p>0.09512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33">
                <text:p>39933</text:p>
              </table:table-cell>
              <table:table-cell office:value-type="float" office:value="0.0951219">
                <text:p>0.09512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155">
                <text:p>40155</text:p>
              </table:table-cell>
              <table:table-cell office:value-type="float" office:value="0.0634146">
                <text:p>0.0634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377">
                <text:p>40377</text:p>
              </table:table-cell>
              <table:table-cell office:value-type="float" office:value="0.0634146">
                <text:p>0.0634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599">
                <text:p>40599</text:p>
              </table:table-cell>
              <table:table-cell office:value-type="float" office:value="0.0634146">
                <text:p>0.0634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821">
                <text:p>40821</text:p>
              </table:table-cell>
              <table:table-cell office:value-type="float" office:value="0.0422764">
                <text:p>0.04227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042">
                <text:p>41042</text:p>
              </table:table-cell>
              <table:table-cell office:value-type="float" office:value="0.0422764">
                <text:p>0.04227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263">
                <text:p>4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484">
                <text:p>4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705">
                <text:p>4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926">
                <text:p>4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147">
                <text:p>4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368">
                <text:p>4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589">
                <text:p>42589</text:p>
              </table:table-cell>
              <table:table-cell office:value-type="float" office:value="-0.0211382">
                <text:p>-0.02113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810">
                <text:p>42810</text:p>
              </table:table-cell>
              <table:table-cell office:value-type="float" office:value="-0.0211382">
                <text:p>-0.02113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3031">
                <text:p>43031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3252">
                <text:p>43252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3473">
                <text:p>43473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695">
                <text:p>43695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916">
                <text:p>43916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137">
                <text:p>44137</text:p>
              </table:table-cell>
              <table:table-cell office:value-type="float" office:value="-0.0634146">
                <text:p>-0.06341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359">
                <text:p>44359</text:p>
              </table:table-cell>
              <table:table-cell office:value-type="float" office:value="-0.0845528">
                <text:p>-0.0845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581">
                <text:p>44581</text:p>
              </table:table-cell>
              <table:table-cell office:value-type="float" office:value="-0.0845528">
                <text:p>-0.0845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803">
                <text:p>44803</text:p>
              </table:table-cell>
              <table:table-cell office:value-type="float" office:value="-0.105691">
                <text:p>-0.1056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025">
                <text:p>45025</text:p>
              </table:table-cell>
              <table:table-cell office:value-type="float" office:value="-0.105691">
                <text:p>-0.1056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247">
                <text:p>45247</text:p>
              </table:table-cell>
              <table:table-cell office:value-type="float" office:value="-0.105691">
                <text:p>-0.1056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469">
                <text:p>45469</text:p>
              </table:table-cell>
              <table:table-cell office:value-type="float" office:value="-0.126829">
                <text:p>-0.1268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691">
                <text:p>45691</text:p>
              </table:table-cell>
              <table:table-cell office:value-type="float" office:value="-0.126829">
                <text:p>-0.1268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913">
                <text:p>45913</text:p>
              </table:table-cell>
              <table:table-cell office:value-type="float" office:value="-0.147967">
                <text:p>-0.1479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135">
                <text:p>46135</text:p>
              </table:table-cell>
              <table:table-cell office:value-type="float" office:value="-0.147967">
                <text:p>-0.1479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357">
                <text:p>46357</text:p>
              </table:table-cell>
              <table:table-cell office:value-type="float" office:value="-0.147967">
                <text:p>-0.1479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6580">
                <text:p>46580</text:p>
              </table:table-cell>
              <table:table-cell office:value-type="float" office:value="-0.169106">
                <text:p>-0.1691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801">
                <text:p>46801</text:p>
              </table:table-cell>
              <table:table-cell office:value-type="float" office:value="-0.169106">
                <text:p>-0.1691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022">
                <text:p>47022</text:p>
              </table:table-cell>
              <table:table-cell office:value-type="float" office:value="-0.169106">
                <text:p>-0.1691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243">
                <text:p>47243</text:p>
              </table:table-cell>
              <table:table-cell office:value-type="float" office:value="-0.169106">
                <text:p>-0.1691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7464">
                <text:p>47464</text:p>
              </table:table-cell>
              <table:table-cell office:value-type="float" office:value="-0.169106">
                <text:p>-0.1691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685">
                <text:p>47685</text:p>
              </table:table-cell>
              <table:table-cell office:value-type="float" office:value="-0.190244">
                <text:p>-0.1902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906">
                <text:p>47906</text:p>
              </table:table-cell>
              <table:table-cell office:value-type="float" office:value="-0.190244">
                <text:p>-0.1902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127">
                <text:p>48127</text:p>
              </table:table-cell>
              <table:table-cell office:value-type="float" office:value="-0.190244">
                <text:p>-0.190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348">
                <text:p>48348</text:p>
              </table:table-cell>
              <table:table-cell office:value-type="float" office:value="-0.190244">
                <text:p>-0.1902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569">
                <text:p>48569</text:p>
              </table:table-cell>
              <table:table-cell office:value-type="float" office:value="-0.190244">
                <text:p>-0.1902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790">
                <text:p>48790</text:p>
              </table:table-cell>
              <table:table-cell office:value-type="float" office:value="-0.190244">
                <text:p>-0.1902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011">
                <text:p>49011</text:p>
              </table:table-cell>
              <table:table-cell office:value-type="float" office:value="-0.211382">
                <text:p>-0.2113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232">
                <text:p>49232</text:p>
              </table:table-cell>
              <table:table-cell office:value-type="float" office:value="-0.211382">
                <text:p>-0.2113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453">
                <text:p>49453</text:p>
              </table:table-cell>
              <table:table-cell office:value-type="float" office:value="-0.211382">
                <text:p>-0.2113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674">
                <text:p>49674</text:p>
              </table:table-cell>
              <table:table-cell office:value-type="float" office:value="-0.211382">
                <text:p>-0.2113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895">
                <text:p>49895</text:p>
              </table:table-cell>
              <table:table-cell office:value-type="float" office:value="-0.211382">
                <text:p>-0.2113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116">
                <text:p>50116</text:p>
              </table:table-cell>
              <table:table-cell office:value-type="float" office:value="-0.23252">
                <text:p>-0.23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338">
                <text:p>50338</text:p>
              </table:table-cell>
              <table:table-cell office:value-type="float" office:value="-0.23252">
                <text:p>-0.23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559">
                <text:p>50559</text:p>
              </table:table-cell>
              <table:table-cell office:value-type="float" office:value="-0.23252">
                <text:p>-0.232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0780">
                <text:p>50780</text:p>
              </table:table-cell>
              <table:table-cell office:value-type="float" office:value="-0.253658">
                <text:p>-0.253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001">
                <text:p>51001</text:p>
              </table:table-cell>
              <table:table-cell office:value-type="float" office:value="-0.253658">
                <text:p>-0.2536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252">
                <text:p>52252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473">
                <text:p>52473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2694">
                <text:p>52694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915">
                <text:p>52915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137">
                <text:p>53137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358">
                <text:p>53358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579">
                <text:p>53579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803">
                <text:p>53803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4024">
                <text:p>54024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4245">
                <text:p>54245</text:p>
              </table:table-cell>
              <table:table-cell office:value-type="float" office:value="-0.253658">
                <text:p>-0.2536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467">
                <text:p>54467</text:p>
              </table:table-cell>
              <table:table-cell office:value-type="float" office:value="-0.253658">
                <text:p>-0.2536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688">
                <text:p>54688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909">
                <text:p>54909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5131">
                <text:p>55131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5353">
                <text:p>55353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5579">
                <text:p>55579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800">
                <text:p>55800</text:p>
              </table:table-cell>
              <table:table-cell office:value-type="float" office:value="-0.274796">
                <text:p>-0.2747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021">
                <text:p>56021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6242">
                <text:p>56242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6463">
                <text:p>56463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6684">
                <text:p>56684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906">
                <text:p>56906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7126">
                <text:p>57126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347">
                <text:p>57347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7573">
                <text:p>57573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794">
                <text:p>57794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016">
                <text:p>58016</text:p>
              </table:table-cell>
              <table:table-cell office:value-type="float" office:value="-0.317073">
                <text:p>-0.3170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238">
                <text:p>58238</text:p>
              </table:table-cell>
              <table:table-cell office:value-type="float" office:value="-0.338211">
                <text:p>-0.3382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460">
                <text:p>58460</text:p>
              </table:table-cell>
              <table:table-cell office:value-type="float" office:value="-0.338211">
                <text:p>-0.3382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8682">
                <text:p>58682</text:p>
              </table:table-cell>
              <table:table-cell office:value-type="float" office:value="-0.338211">
                <text:p>-0.3382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904">
                <text:p>58904</text:p>
              </table:table-cell>
              <table:table-cell office:value-type="float" office:value="-0.338211">
                <text:p>-0.3382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126">
                <text:p>59126</text:p>
              </table:table-cell>
              <table:table-cell office:value-type="float" office:value="-0.338211">
                <text:p>-0.3382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347">
                <text:p>59347</text:p>
              </table:table-cell>
              <table:table-cell office:value-type="float" office:value="-0.338211">
                <text:p>-0.3382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568">
                <text:p>59568</text:p>
              </table:table-cell>
              <table:table-cell office:value-type="float" office:value="-0.359349">
                <text:p>-0.3593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9789">
                <text:p>59789</text:p>
              </table:table-cell>
              <table:table-cell office:value-type="float" office:value="-0.359349">
                <text:p>-0.359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